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7000000A7A2C9CCF330E399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423cm" svg:stroke-color="#000000" draw:marker-start-width="0.832cm" draw:marker-end-width="0.832cm" draw:fill="none" draw:textarea-horizontal-align="justify" draw:textarea-vertical-align="middle" draw:auto-grow-height="false" fo:min-height="2.162cm" fo:min-width="1.912cm" fo:padding-top="0.334cm" fo:padding-bottom="0.334cm" fo:padding-left="0.459cm" fo:padding-right="0.459cm"/>
    </style:style>
    <style:style style:name="gr3" style:family="graphic" style:parent-style-name="standard">
      <style:graphic-properties draw:stroke="none" svg:stroke-width="0.028cm" svg:stroke-color="#000000" draw:marker-start-width="0.24cm" draw:marker-end-width="0.24cm" draw:fill="solid" draw:fill-color="#000000" draw:textarea-horizontal-align="justify" draw:textarea-vertical-align="middle" draw:auto-grow-height="false" fo:min-height="0.338cm" fo:min-width="0.088cm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423cm" svg:height="4.423cm" svg:x="15.577cm" svg:y="10.577cm">
          <draw:image xlink:href="Pictures/10000201000000A7000000A7A2C9CCF330E39978.png" xlink:type="simple" xlink:show="embed" xlink:actuate="onLoad" loext:mime-type="image/png">
            <text:p/>
          </draw:image>
        </draw:frame>
        <draw:custom-shape draw:style-name="gr2" draw:text-style-name="P1" draw:layer="layout" svg:width="4cm" svg:height="4cm" svg:x="2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23cm" svg:y="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502.2488755622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4cm" svg:x="15.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56cm" svg:height="3.088cm" svg:x="16.744cm" svg:y="4.912cm">
          <draw:text-box>
            <text:p><text:span text:style-name="T1">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22:06:03.430179447</meta:creation-date>
    <dc:date>2018-09-28T14:45:53.876691970</dc:date>
    <meta:editing-duration>PT29S</meta:editing-duration>
    <meta:editing-cycles>2</meta:editing-cycles>
    <meta:generator>LibreOffice/6.1.1.2$Linux_X86_64 LibreOffice_project/10$Build-2</meta:generator>
    <meta:document-statistic meta:object-count="28"/>
  </office:meta>
</office:document-meta>
</file>